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1pt" fo:language="en" fo:country="US" officeooo:rsid="0027d942" officeooo:paragraph-rsid="0027d942" style:font-size-asian="9.60000038146973pt" style:font-size-complex="11pt"/>
    </style:style>
    <style:style style:name="P2" style:family="paragraph" style:parent-style-name="Standard">
      <style:paragraph-properties fo:text-align="center" style:justify-single-word="false" fo:break-before="page"/>
      <style:text-properties style:font-name="DejaVu Sans" fo:font-size="11pt" fo:language="en" fo:country="US" officeooo:rsid="0027d942" officeooo:paragraph-rsid="002d82d9" style:font-size-asian="9.60000038146973pt" style:font-size-complex="11pt"/>
    </style:style>
    <style:style style:name="P3" style:family="paragraph" style:parent-style-name="Standard">
      <style:paragraph-properties fo:text-align="start" style:justify-single-word="false"/>
      <style:text-properties style:font-name="DejaVu Sans" fo:font-size="11pt" fo:language="en" fo:country="US" officeooo:rsid="0027d942" officeooo:paragraph-rsid="002d82d9" style:font-size-asian="9.60000038146973pt" style:font-size-complex="11pt"/>
    </style:style>
    <style:style style:name="P4" style:family="paragraph" style:parent-style-name="Standard">
      <style:paragraph-properties fo:text-align="start" style:justify-single-word="false"/>
      <style:text-properties style:font-name="DejaVu Sans" fo:font-size="11pt" fo:language="en" fo:country="US" officeooo:rsid="0027d942" officeooo:paragraph-rsid="0027d942" style:font-size-asian="9.60000038146973pt" style:font-size-complex="11pt"/>
    </style:style>
    <style:style style:name="P5" style:family="paragraph" style:parent-style-name="Standard">
      <style:paragraph-properties fo:text-align="start" style:justify-single-word="false"/>
      <style:text-properties style:font-name="DejaVu Sans" fo:font-size="11pt" fo:language="en" fo:country="US" officeooo:rsid="00293ad5" officeooo:paragraph-rsid="00293ad5" style:font-size-asian="9.60000038146973pt" style:font-size-complex="11pt"/>
    </style:style>
    <style:style style:name="P6" style:family="paragraph" style:parent-style-name="Standard">
      <style:paragraph-properties fo:text-align="start" style:justify-single-word="false"/>
      <style:text-properties style:font-name="DejaVu Sans" fo:font-size="11pt" fo:language="en" fo:country="US" officeooo:rsid="00293ad5" officeooo:paragraph-rsid="002d44d5" style:font-size-asian="9.60000038146973pt" style:font-size-complex="11pt"/>
    </style:style>
    <style:style style:name="P7" style:family="paragraph" style:parent-style-name="Standard">
      <style:paragraph-properties fo:text-align="start" style:justify-single-word="false"/>
      <style:text-properties style:font-name="DejaVu Sans" fo:font-size="11pt" fo:language="en" fo:country="US" officeooo:rsid="002a0dc3" officeooo:paragraph-rsid="002d44d5" style:font-size-asian="9.60000038146973pt" style:font-size-complex="11pt"/>
    </style:style>
    <style:style style:name="P8" style:family="paragraph" style:parent-style-name="Standard">
      <style:paragraph-properties fo:text-align="start" style:justify-single-word="false"/>
      <style:text-properties style:font-name="DejaVu Sans" fo:font-size="11pt" fo:language="en" fo:country="US" officeooo:rsid="002a0dc3" officeooo:paragraph-rsid="002a0dc3" style:font-size-asian="9.60000038146973pt" style:font-size-complex="11pt"/>
    </style:style>
    <style:style style:name="P9" style:family="paragraph" style:parent-style-name="Standard">
      <style:paragraph-properties fo:text-align="start" style:justify-single-word="false"/>
      <style:text-properties style:font-name="DejaVu Sans" fo:font-size="11pt" fo:language="en" fo:country="US" officeooo:rsid="002a0dc3" officeooo:paragraph-rsid="0032787e" style:font-size-asian="9.60000038146973pt" style:font-size-complex="11pt"/>
    </style:style>
    <style:style style:name="P10" style:family="paragraph" style:parent-style-name="Standard">
      <style:paragraph-properties fo:text-align="center" style:justify-single-word="false"/>
      <style:text-properties style:font-name="DejaVu Sans" fo:font-size="11pt" fo:language="en" fo:country="US" officeooo:rsid="002a0dc3" officeooo:paragraph-rsid="002a0dc3" style:font-size-asian="9.60000038146973pt" style:font-size-complex="11pt"/>
    </style:style>
    <style:style style:name="P11" style:family="paragraph" style:parent-style-name="Standard">
      <style:paragraph-properties fo:text-align="start" style:justify-single-word="false"/>
      <style:text-properties style:font-name="DejaVu Sans" fo:font-size="11pt" fo:language="en" fo:country="US" officeooo:rsid="00204fa8" officeooo:paragraph-rsid="00204fa8" style:font-size-asian="9.60000038146973pt" style:font-size-complex="11pt"/>
    </style:style>
    <style:style style:name="P12" style:family="paragraph" style:parent-style-name="Standard">
      <style:paragraph-properties fo:text-align="start" style:justify-single-word="false"/>
      <style:text-properties style:font-name="DejaVu Sans" fo:font-size="11pt" fo:language="en" fo:country="US" officeooo:rsid="002fa233" officeooo:paragraph-rsid="002fa233" style:font-size-asian="9.60000038146973pt" style:font-size-complex="11pt"/>
    </style:style>
    <style:style style:name="P13" style:family="paragraph" style:parent-style-name="Standard">
      <style:paragraph-properties fo:text-align="start" style:justify-single-word="false"/>
      <style:text-properties style:font-name="DejaVu Sans" fo:font-size="11pt" fo:language="en" fo:country="US" officeooo:rsid="0030cdd9" officeooo:paragraph-rsid="0030cdd9" style:font-size-asian="9.60000038146973pt" style:font-size-complex="11pt"/>
    </style:style>
    <style:style style:name="P14" style:family="paragraph" style:parent-style-name="Standard">
      <style:paragraph-properties fo:text-align="start" style:justify-single-word="false"/>
      <style:text-properties style:font-name="DejaVu Sans" fo:font-size="11pt" fo:language="en" fo:country="US" officeooo:rsid="0030cdd9" officeooo:paragraph-rsid="00293ad5" style:font-size-asian="9.60000038146973pt" style:font-size-complex="11pt"/>
    </style:style>
    <style:style style:name="T1" style:family="text">
      <style:text-properties officeooo:rsid="0027d942"/>
    </style:style>
    <style:style style:name="T2" style:family="text">
      <style:text-properties officeooo:rsid="00293ad5"/>
    </style:style>
    <style:style style:name="T3" style:family="text">
      <style:text-properties officeooo:rsid="002d44d5"/>
    </style:style>
    <style:style style:name="T4" style:family="text">
      <style:text-properties officeooo:rsid="002f774c"/>
    </style:style>
    <style:style style:name="T5" style:family="text">
      <style:text-properties officeooo:rsid="002fa233"/>
    </style:style>
    <style:style style:name="T6" style:family="text">
      <style:text-properties officeooo:rsid="0030cdd9"/>
    </style:style>
    <style:style style:name="T7" style:family="text">
      <style:text-properties officeooo:rsid="003278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Vault Description</text:span> <text:span text:style-name="T3">(Part 1)</text:span></text:p>
      <text:p text:style-name="P1"/>
      <text:p text:style-name="P3"><text:span text:style-name="T5">The Bitcoin Vault is composed of the following elements</text:span>:</text:p>
      <text:p text:style-name="P4"><text:tab/>- 5 Seeds<text:line-break/><text:tab/>- Passphrase</text:p>
      <text:p text:style-name="P4"><text:tab/>- <text:span text:style-name="T5">Wallet</text:span> Descriptor</text:p>
      <text:p text:style-name="P4"><text:tab/>- <text:span text:style-name="T5">Offline Signing Device</text:span></text:p>
      <text:p text:style-name="P4"/>
      <text:p text:style-name="P3"><text:span text:style-name="T5">The 5 Signing Keys form the highly-confidential part of the Bitcoin Vault. They are the combination of each Seed and the Passphrase.</text:span><text:line-break/><text:line-break/><text:span text:style-name="T5">The Signing Keys serve to sign outgoing transactions from the Vault.</text:span> <text:span text:style-name="T5">They must ALWAYS remain disconnected from the internet and NEVER be shared with anyone else than the owner and the heirs.</text:span></text:p>
      <text:p text:style-name="P3"/>
      <text:p text:style-name="P12">For each Signing Key exists an associated Public Key. </text:p>
      <text:p text:style-name="P12"/>
      <text:p text:style-name="P12">The 5 Public Keys form the semi-public part of the Bitcoin Vault, also known as the Wallet Descriptor.</text:p>
      <text:p text:style-name="P4"/>
      <text:p text:style-name="P12">The Wallet Descriptor, once loaded in a Wallet Management Interface, allows the vault to interact with the Bitcoin network, and receive information on the vault, such as the previous transactions and the total balance.</text:p>
      <text:p text:style-name="P4"/>
      <text:p text:style-name="P12">Whereas the Public Keys are meant to be loaded into an internet-connected device in order to interact with the network, the Signing Keys must ALWAYS remain disconnected from the internet and kept secure.</text:p>
      <text:p text:style-name="P4"/>
      <text:p text:style-name="P12">The Offline Signing Device allows the owner and the heirs to sign outgoing transactions from the vault, while keeping the Signing Keys offline and disconnected from the internet.</text:p>
      <text:p text:style-name="P12"/>
      <text:p text:style-name="P12">To do so the Signing Device receives an unsigned transaction from the Wallet Interface via QR code, signs it offline with the Signing Keys loaded temporarily in the device, and then returns it to the interface via QR code so that it can be broadcast.</text:p>
      <text:p text:style-name="P4"/>
      <text:p text:style-name="P13">For an outgoing transaction to be valid, it needs 3 signatures from the 5 Signing Keys.</text:p>
      <text:p text:style-name="P2"><text:span text:style-name="T6">Vault Description</text:span> <text:span text:style-name="T3">(Part </text:span><text:span text:style-name="T6">2</text:span><text:span text:style-name="T3">)</text:span></text:p>
      <text:p text:style-name="P5"/>
      <text:p text:style-name="P5"><text:span text:style-name="T6">The</text:span> 5 Seeds <text:span text:style-name="T6">are stored in 5 different locations</text:span>:<text:line-break/><text:tab/>- <text:span text:style-name="T6">Location 1</text:span><text:line-break/><text:tab/>- <text:span text:style-name="T6">Location 2</text:span><text:line-break/><text:tab/>- <text:span text:style-name="T6">Location 3</text:span><text:line-break/><text:tab/>- <text:span text:style-name="T6">Location 4</text:span><text:line-break/><text:tab/>- <text:span text:style-name="T6">Location 5</text:span><text:line-break/><text:line-break/><text:span text:style-name="T6">Each Guardian is in charge of securing and protecting one of the Seeds</text:span>.</text:p>
      <text:p text:style-name="P14"/>
      <text:p text:style-name="P13">Each Seed combined with the Passphrase forms one of the Signing Keys. For example, Seed 1 combined with the Passphrase forms the Signing Key 1.</text:p>
      <text:p text:style-name="P5"/>
      <text:p text:style-name="P13">The Passphrase is secured and protected by the heirs and the owner.</text:p>
      <text:p text:style-name="P8"/>
      <text:p text:style-name="P10"><text:span text:style-name="T6">WARNING</text:span>:</text:p>
      <text:p text:style-name="P10"/>
      <text:p text:style-name="P7">Sharing <text:span text:style-name="T7">highly</text:span>-confidential <text:span text:style-name="T7">information like the</text:span> Seeds and Passphrase on the Internet or with third parties will <text:span text:style-name="T7">undermine</text:span> the safe's security, and <text:span text:style-name="T7">put the funds at risk</text:span>.</text:p>
      <text:p text:style-name="P8"/>
      <text:p text:style-name="P9"><text:span text:style-name="T7">Take the time to fully understand how the Bitcoin vault works before attempting to make any transactions with it, to ensure its security. </text:span></text:p>
      <text:p text:style-name="P8"><text:s/></text:p>
      <text:p text:style-name="P5"/>
      <text:p text:style-name="P5"/>
      <text:p text:style-name="P4"/>
      <text:p text:style-name="P4"/>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3:22:59.601916418</meta:creation-date>
    <dc:date>2024-05-10T17:51:41.464429371</dc:date>
    <meta:editing-duration>PT5H49M18S</meta:editing-duration>
    <meta:editing-cycles>12</meta:editing-cycles>
    <meta:generator>LibreOffice/7.3.7.2$Linux_X86_64 LibreOffice_project/30$Build-2</meta:generator>
    <meta:document-statistic meta:table-count="0" meta:image-count="0" meta:object-count="0" meta:page-count="2" meta:paragraph-count="21" meta:word-count="390" meta:character-count="2311" meta:non-whitespace-character-count="1927"/>
  </office:meta>
</office:document-meta>
</file>